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24-02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23-02-28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22-02-17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20-02-1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9-02-21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8-02-27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7-01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6-03-16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5-02-04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3-02-1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1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6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5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8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8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8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58903</text:p>
          </table:table-cell>
          <table:table-cell office:value-type="string" calcext:value-type="string">
            <text:p>197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